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52489A7A.png" manifest:media-type="image/png"/>
  <manifest:file-entry manifest:full-path="Pictures/100002010000026700000268257EC5F9.png" manifest:media-type="image/png"/>
  <manifest:file-entry manifest:full-path="Pictures/1000020100000400000003001273EEAC.png" manifest:media-type="image/png"/>
  <manifest:file-entry manifest:full-path="Pictures/100002010000015E000000F4188F40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piric Zombification</text:p>
          </draw:text-box>
        </draw:frame>
        <draw:frame draw:style-name="gr1" draw:text-style-name="P1" draw:layer="layout" svg:width="9.259cm" svg:height="6.455cm" svg:x="9.652cm" svg:y="14.119cm">
          <draw:image xlink:href="Pictures/100002010000015E000000F4188F4087.png" xlink:type="simple" xlink:show="embed" xlink:actuate="onLoad">
            <text:p/>
          </draw:image>
        </draw:frame>
        <draw:frame draw:style-name="gr1" draw:text-style-name="P1" draw:layer="layout" svg:width="8.89cm" svg:height="8.89cm" svg:x="1.778cm" svg:y="4.318cm">
          <draw:image xlink:href="Pictures/1000020100000400000003001273EEAC.png" xlink:type="simple" xlink:show="embed" xlink:actuate="onLoad">
            <text:p/>
          </draw:image>
        </draw:frame>
        <draw:frame draw:style-name="gr1" draw:text-style-name="P1" draw:layer="layout" svg:width="8.548cm" svg:height="8.825cm" svg:x="16.09cm" svg:y="4.383cm">
          <draw:image xlink:href="Pictures/100002010000026700000268257EC5F9.png" xlink:type="simple" xlink:show="embed" xlink:actuate="onLoad">
            <text:p/>
          </draw:image>
        </draw:frame>
        <draw:custom-shape draw:style-name="gr2" draw:text-style-name="P1" draw:layer="layout" svg:width="2.286cm" svg:height="2.286cm" svg:x="12.192cm" svg:y="7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045.736773065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Life Cycle of a Vampire Zombie</text:p>
          </draw:text-box>
        </draw:frame>
        <draw:custom-shape draw:style-name="gr4" draw:text-style-name="P1" draw:layer="layout" svg:width="4.318cm" svg:height="4.064cm" svg:x="10.414cm" svg:y="4.826cm">
          <text:p text:style-name="P1">Huma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318cm" svg:height="4.064cm" svg:x="18.288cm" svg:y="10.16cm">
          <text:p text:style-name="P1">Zomb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318cm" svg:height="4.064cm" svg:x="3.731cm" svg:y="10.139cm">
          <text:p text:style-name="P1">Vampi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334cm" svg:height="5.842cm" svg:x="10.106cm" svg:y="14.224cm">
          <text:p text:style-name="P1">Vampire Zombie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2.7cm" svg:y1="8.89cm" svg:x2="12.7cm" svg:y2="14.224cm">
          <text:p/>
        </draw:line>
        <draw:line draw:style-name="gr5" draw:text-style-name="P1" draw:layer="layout" svg:x1="10.414cm" svg:y1="6.858cm" svg:x2="5.842cm" svg:y2="10.139cm">
          <text:p/>
        </draw:line>
        <draw:line draw:style-name="gr5" draw:text-style-name="P1" draw:layer="layout" svg:x1="6.096cm" svg:y1="14.203cm" svg:x2="10.106cm" svg:y2="17.272cm">
          <text:p/>
        </draw:line>
        <draw:line draw:style-name="gr5" draw:text-style-name="P1" draw:layer="layout" svg:x1="14.732cm" svg:y1="6.858cm" svg:x2="20.32cm" svg:y2="10.16cm">
          <text:p/>
        </draw:line>
        <draw:line draw:style-name="gr5" draw:text-style-name="P1" draw:layer="layout" svg:x1="20.32cm" svg:y1="14.224cm" svg:x2="15.44cm" svg:y2="17.272cm">
          <text:p/>
        </draw:line>
        <draw:custom-shape draw:style-name="gr4" draw:text-style-name="P1" draw:layer="layout" svg:width="4.318cm" svg:height="3.048cm" svg:x="21.844cm" svg:y="5.334cm">
          <text:p text:style-name="P1">Natural</text:p>
          <text:p text:style-name="P1">De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732cm" svg:y1="6.858cm" svg:x2="21.844cm" svg:y2="6.858cm">
          <text:p/>
        </draw:line>
        <draw:custom-shape draw:style-name="gr4" draw:text-style-name="P1" draw:layer="layout" svg:width="5.334cm" svg:height="3.048cm" svg:x="20.782cm" svg:y="15.748cm">
          <text:p text:style-name="P1">Natural De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44cm" svg:y1="17.272cm" svg:x2="20.828cm" svg:y2="17.272cm">
          <text:p/>
        </draw:line>
        <draw:frame draw:style-name="gr7" draw:layer="layout" svg:width="2.437cm" svg:height="0.962cm" svg:x="16.51cm" svg:y="6.35cm">
          <draw:text-box>
            <text:p>0.0001</text:p>
          </draw:text-box>
        </draw:frame>
        <draw:frame draw:style-name="gr7" draw:layer="layout" svg:width="2.437cm" svg:height="0.962cm" svg:x="6.35cm" svg:y="7.928cm">
          <draw:text-box>
            <text:p>0.0050</text:p>
          </draw:text-box>
        </draw:frame>
        <draw:frame draw:style-name="gr7" draw:layer="layout" svg:width="2.437cm" svg:height="0.962cm" svg:x="11.43cm" svg:y="11.13cm">
          <draw:text-box>
            <text:p>0.0005</text:p>
          </draw:text-box>
        </draw:frame>
        <draw:frame draw:style-name="gr7" draw:layer="layout" svg:width="2.437cm" svg:height="0.962cm" svg:x="6.453cm" svg:y="14.532cm">
          <draw:text-box>
            <text:p>0.0005</text:p>
          </draw:text-box>
        </draw:frame>
        <draw:frame draw:style-name="gr7" draw:layer="layout" svg:width="2.437cm" svg:height="0.962cm" svg:x="16.764cm" svg:y="14.986cm">
          <draw:text-box>
            <text:p>0.0005</text:p>
          </draw:text-box>
        </draw:frame>
        <draw:frame draw:style-name="gr7" draw:layer="layout" svg:width="2.437cm" svg:height="0.962cm" svg:x="17.526cm" svg:y="16.818cm">
          <draw:text-box>
            <text:p>0.2500</text:p>
          </draw:text-box>
        </draw:frame>
        <draw:frame draw:style-name="gr7" draw:layer="layout" svg:width="2.437cm" svg:height="0.962cm" svg:x="16.867cm" svg:y="8.436cm">
          <draw:text-box>
            <text:p>0.0055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0.623cm" svg:height="15.543cm" svg:x="4.016cm" svg:y="3.557cm">
          <draw:image xlink:href="Pictures/100002010000032C0000026452489A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0:58:45.246706440</meta:creation-date>
    <dc:date>2015-06-17T11:22:43.883713414</dc:date>
    <meta:editing-duration>PT15M33S</meta:editing-duration>
    <meta:editing-cycles>3</meta:editing-cycles>
    <meta:generator>LibreOffice/4.2.8.2$Linux_X86_64 LibreOffice_project/420m0$Build-2</meta:generator>
    <meta:document-statistic meta:object-count="55"/>
  </office:meta>
</office:document-meta>
</file>